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f63cf" officeooo:paragraph-rsid="001f63cf"/>
    </style:style>
    <style:style style:name="P2" style:family="paragraph" style:parent-style-name="Preformatted_20_Text">
      <style:paragraph-properties fo:text-align="start" style:justify-single-word="false"/>
      <style:text-properties officeooo:rsid="001f63cf" officeooo:paragraph-rsid="001f63cf"/>
    </style:style>
    <style:style style:name="P3" style:family="paragraph" style:parent-style-name="Preformatted_20_Text">
      <style:paragraph-properties fo:text-align="start" style:justify-single-word="false"/>
      <style:text-properties officeooo:rsid="001f63cf" officeooo:paragraph-rsid="001ff52e"/>
    </style:style>
    <style:style style:name="P4" style:family="paragraph" style:parent-style-name="Preformatted_20_Text">
      <style:paragraph-properties fo:text-align="start" style:justify-single-word="false"/>
      <style:text-properties officeooo:rsid="001f63cf" officeooo:paragraph-rsid="00217fd8"/>
    </style:style>
    <style:style style:name="P5" style:family="paragraph" style:parent-style-name="Preformatted_20_Text" style:list-style-name="L1">
      <style:paragraph-properties fo:text-align="start" style:justify-single-word="false"/>
      <style:text-properties officeooo:rsid="001ff52e" officeooo:paragraph-rsid="001ff52e"/>
    </style:style>
    <style:style style:name="P6" style:family="paragraph" style:parent-style-name="Preformatted_20_Text">
      <style:paragraph-properties fo:text-align="start" style:justify-single-word="false"/>
      <style:text-properties officeooo:rsid="001ff52e" officeooo:paragraph-rsid="001ff52e"/>
    </style:style>
    <style:style style:name="P7" style:family="paragraph" style:parent-style-name="Preformatted_20_Text" style:list-style-name="L3">
      <style:paragraph-properties fo:text-align="start" style:justify-single-word="false"/>
      <style:text-properties officeooo:rsid="002146fe" officeooo:paragraph-rsid="002146fe"/>
    </style:style>
    <style:style style:name="P8" style:family="paragraph" style:parent-style-name="Preformatted_20_Text">
      <style:paragraph-properties fo:text-align="start" style:justify-single-word="false"/>
      <style:text-properties officeooo:rsid="002146fe" officeooo:paragraph-rsid="002146fe"/>
    </style:style>
    <style:style style:name="P9" style:family="paragraph" style:parent-style-name="Preformatted_20_Text">
      <style:paragraph-properties fo:text-align="start" style:justify-single-word="false"/>
      <style:text-properties officeooo:rsid="00217fd8" officeooo:paragraph-rsid="00217fd8"/>
    </style:style>
    <style:style style:name="P10" style:family="paragraph" style:parent-style-name="Preformatted_20_Text">
      <style:paragraph-properties fo:text-align="start" style:justify-single-word="false" fo:break-before="page"/>
      <style:text-properties officeooo:rsid="001f63cf" officeooo:paragraph-rsid="001ff52e"/>
    </style:style>
    <style:style style:name="P11" style:family="paragraph" style:parent-style-name="Preformatted_20_Text">
      <style:paragraph-properties fo:text-align="start" style:justify-single-word="false" fo:break-before="page"/>
      <style:text-properties officeooo:rsid="001ff52e" officeooo:paragraph-rsid="001ff52e"/>
    </style:style>
    <style:style style:name="P12" style:family="paragraph" style:parent-style-name="Preformatted_20_Text">
      <style:paragraph-properties fo:text-align="start" style:justify-single-word="false" fo:break-before="page"/>
      <style:text-properties officeooo:rsid="002146fe" officeooo:paragraph-rsid="002146fe"/>
    </style:style>
    <style:style style:name="T1" style:family="text">
      <style:text-properties officeooo:rsid="001ff52e"/>
    </style:style>
    <style:style style:name="T2" style:family="text">
      <style:text-properties officeooo:rsid="00217f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opsis on </text:p>
      <text:p text:style-name="P1">Color Inversion using Atrificical Neural Networks</text:p>
      <text:p text:style-name="P1"/>
      <text:p text:style-name="P2"/>
      <text:p text:style-name="P1">Submitted for the requirement of </text:p>
      <text:p text:style-name="P1">Project course</text:p>
      <text:p text:style-name="P1">BACHELOR OF ENGINEERING</text:p>
      <text:p text:style-name="P1"/>
      <text:p text:style-name="P1">COMPUTER SCIENCE &amp; ENGINEERING</text:p>
      <text:p text:style-name="P2"/>
      <text:p text:style-name="P2"/>
      <text:p text:style-name="P2"/>
      <text:p text:style-name="P2"/>
      <text:p text:style-name="P2">Submitted To: <text:s text:c="3"/><text:tab/><text:tab/><text:tab/><text:tab/><text:tab/><text:tab/><text:tab/> Submitted by:- <text:s text:c="14"/></text:p>
      <text:p text:style-name="P2">Er. Anchal Kamra <text:s text:c="37"/>Rohit Kapoor 16BCS1924</text:p>
      <text:p text:style-name="P2"><text:tab/><text:tab/><text:tab/><text:tab/><text:tab/><text:tab/><text:tab/><text:tab/><text:tab/> Sahil Vats <text:s text:c="2"/>16BCS1572</text:p>
      <text:p text:style-name="P2"/>
      <text:p text:style-name="P2"/>
      <text:p text:style-name="P2"/>
      <text:p text:style-name="P2"/>
      <text:p text:style-name="P2"/>
      <text:p text:style-name="P10"><text:span text:style-name="T1">Exploring the project problem:</text:span></text:p>
      <text:p text:style-name="P3"/>
      <text:p text:style-name="P3"><text:span text:style-name="T1">Our project has a simple DFD 0 model: It takes as input a grayscale image and potentially outputs a colorful image that correspondes the general color codes for objects. We build a neural network of 18 layers to achieve the computation required to traing the model.</text:span></text:p>
      <text:p text:style-name="P3"/>
      <text:p text:style-name="P3"><text:span text:style-name="T1">Potential problems faced:</text:span></text:p>
      <text:list xml:id="list715255828614936161" text:style-name="L1">
        <text:list-item>
          <text:p text:style-name="P5">Training the model on a large data set.</text:p>
        </text:list-item>
        <text:list-item>
          <text:p text:style-name="P5">Reduction of loss on the outputs by LAB images</text:p>
        </text:list-item>
        <text:list-item>
          <text:p text:style-name="P5">Designing a “Probabilistic Loss Function” for images in LAB format to reduce the loss.</text:p>
        </text:list-item>
        <text:list-item>
          <text:p text:style-name="P5">Treating the loss of weights from inner layers of Neural Network with RGB images.</text:p>
        </text:list-item>
      </text:list>
      <text:p text:style-name="P6"/>
      <text:p text:style-name="P6">Another major problem faced is the accuracy of the model which is our consistent aim to improve.</text:p>
      <text:p text:style-name="P6"/>
      <text:p text:style-name="P6"/>
      <text:p text:style-name="P11">Proposed Methodology</text:p>
      <text:p text:style-name="P6"/>
      <text:p text:style-name="P6">We work in a Python3.7 Anaconda3 environment using conda –forge.</text:p>
      <text:p text:style-name="P6">The environment will have the following packages installed:</text:p>
      <text:list xml:id="list147254680767266462" text:style-name="L3">
        <text:list-item>
          <text:p text:style-name="P7">numpy</text:p>
        </text:list-item>
        <text:list-item>
          <text:p text:style-name="P7">pandas</text:p>
        </text:list-item>
        <text:list-item>
          <text:p text:style-name="P7">keras</text:p>
        </text:list-item>
        <text:list-item>
          <text:p text:style-name="P7">tensorflow-gpu</text:p>
        </text:list-item>
        <text:list-item>
          <text:p text:style-name="P7">cuda9-toolkit</text:p>
        </text:list-item>
        <text:list-item>
          <text:p text:style-name="P7">os</text:p>
        </text:list-item>
        <text:list-item>
          <text:p text:style-name="P7">matplotlib.plt</text:p>
        </text:list-item>
      </text:list>
      <text:p text:style-name="P8"/>
      <text:p text:style-name="P8">The project will use tensorflow backend integrated using Cuda toolkit to run the Neural Net architectures.</text:p>
      <text:p text:style-name="P8"/>
      <text:p text:style-name="P8">The neural net will be trained on a dataset of 25000 images. We use 96% images to train the model and the rest 4% to test it.</text:p>
      <text:p text:style-name="P8"/>
      <text:p text:style-name="P8">The proposed model type is One-to-One for the neural network. The model may be changed to accquire more precise results.</text:p>
      <text:p text:style-name="P8"/>
      <text:p text:style-name="P8"/>
      <text:p text:style-name="P12">Software and Hardware requirements</text:p>
      <text:p text:style-name="P8"/>
      <text:p text:style-name="P8">Software:</text:p>
      <text:p text:style-name="P8">The project needs Anaconda environment to run. A default python code in IDLE can also do but we chose Anaconda for abstraction reasons. The project can support python3.x. It is built on top of Python3.7.(Anconda3)</text:p>
      <text:p text:style-name="P8"/>
      <text:p text:style-name="P8">Hardware:</text:p>
      <text:p text:style-name="P8">The architecture is complex and requires heavy computation and therefore is better to be run on a GPU instead of a CPU. We integrate the GPU using CUDA9 – a toolkit available for developers by NVIDIA. This ensures that the keras library is using the GPU along with the CPU.</text:p>
      <text:p text:style-name="P8"/>
      <text:p text:style-name="P8"/>
      <text:p text:style-name="P8"/>
      <text:p text:style-name="P12">Project Objective:</text:p>
      <text:p text:style-name="P4"><text:span text:style-name="T1">It takes as input a grayscale image and potentially outputs a colorful image that correspondes the general color codes for objects. We build a neural network of 18 layers to achieve the computation required to traing the model.</text:span></text:p>
      <text:p text:style-name="P8"/>
      <text:p text:style-name="P8">The project aims to demonstrate the implementation of a research paper and probably improve the results by varying the architectures of the Neural network and the type of input <text:span text:style-name="T2">given to it.</text:span></text:p>
      <text:p text:style-name="P9"/>
      <text:p text:style-name="P9">The research paper is attached as below: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11:49:41.793888481</dc:date>
    <meta:editing-duration>PT4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39" meta:word-count="420" meta:character-count="2567" meta:non-whitespace-character-count="2119"/>
  </office:meta>
</office:document-meta>
</file>